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fo:font-weight="normal" officeooo:paragraph-rsid="001a96eb" style:font-size-asian="12pt" style:font-size-complex="12pt"/>
    </style:style>
    <style:style style:name="P4" style:family="paragraph" style:parent-style-name="Standard">
      <style:text-properties fo:font-variant="normal" fo:text-transform="none" fo:color="#000000" loext:opacity="100%" style:font-name="sans-serif" fo:font-size="10.6499996185303pt" fo:letter-spacing="normal" fo:font-style="normal" fo:font-weight="normal" style:font-size-asian="12pt" style:font-size-complex="12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sans-serif" fo:font-size="10.6499996185303pt" fo:letter-spacing="normal" fo:font-style="normal" fo:font-weight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font-size="13.1000003814697pt" fo:letter-spacing="normal" fo:font-style="normal" fo:font-weight="normal" loext:padding="0in" loext:border="none"/>
    </style:style>
    <style:style style:name="P9" style:family="paragraph" style:parent-style-name="Standard">
      <style:text-properties fo:font-variant="normal" fo:text-transform="none" style:font-name="sans-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1b124b" officeooo:paragraph-rsid="00200456" style:font-size-asian="12pt" style:font-size-complex="12pt"/>
    </style:style>
    <style:style style:name="P11" style:family="paragraph" style:parent-style-name="Standard">
      <style:text-properties fo:font-variant="normal" fo:text-transform="none" style:font-name="sans-serif" fo:font-size="12pt" fo:letter-spacing="normal" fo:font-style="normal" fo:font-weight="normal" officeooo:paragraph-rsid="001a96eb" style:font-size-asian="12pt" style:font-size-complex="12pt"/>
    </style:style>
    <style:style style:name="P12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1eabf6" officeooo:paragraph-rsid="001eabf6" style:font-size-asian="12pt" style:font-size-complex="12pt"/>
    </style:style>
    <style:style style:name="P13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2161a7" officeooo:paragraph-rsid="002161a7" style:font-size-asian="12pt" style:font-size-complex="12pt"/>
    </style:style>
    <style:style style:name="P14" style:family="paragraph" style:parent-style-name="Standard">
      <style:text-properties fo:font-variant="normal" fo:text-transform="none" style:font-name="sans-serif" fo:font-size="12pt" fo:letter-spacing="normal" fo:font-style="normal" fo:font-weight="normal" officeooo:paragraph-rsid="00200456"/>
    </style:style>
    <style:style style:name="P15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256b31" officeooo:paragraph-rsid="00256b31"/>
    </style:style>
    <style:style style:name="P16" style:family="paragraph" style:parent-style-name="Standard">
      <style:text-properties fo:font-variant="normal" fo:text-transform="none" style:font-name="sans-serif" fo:font-size="12pt" fo:letter-spacing="normal" fo:font-style="normal" fo:font-weight="normal" officeooo:paragraph-rsid="00256b31"/>
    </style:style>
    <style:style style:name="P17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265351" officeooo:paragraph-rsid="00265351"/>
    </style:style>
    <style:style style:name="P18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20c01" officeooo:paragraph-rsid="00220c01" style:font-size-asian="12pt" style:font-size-complex="12pt"/>
    </style:style>
    <style:style style:name="P19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20c01" officeooo:paragraph-rsid="001cd75b" style:font-size-asian="12pt" style:font-size-complex="12pt"/>
    </style:style>
    <style:style style:name="P20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161a7" officeooo:paragraph-rsid="001e96bf" style:font-size-asian="12pt" style:font-size-complex="12pt"/>
    </style:style>
    <style:style style:name="P21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161a7" officeooo:paragraph-rsid="002161a7" style:font-size-asian="12pt" style:font-size-complex="12pt"/>
    </style:style>
    <style:style style:name="P22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65351" officeooo:paragraph-rsid="00265351"/>
    </style:style>
    <style:style style:name="P23" style:family="paragraph" style:parent-style-name="Standard">
      <style:text-properties fo:font-variant="normal" fo:text-transform="none" style:font-name="sans-serif" fo:font-size="11.4499998092651pt" fo:letter-spacing="normal" fo:font-style="normal" fo:font-weight="normal" officeooo:rsid="00256b31" officeooo:paragraph-rsid="00256b31"/>
    </style:style>
    <style:style style:name="T1" style:family="text">
      <style:text-properties officeooo:rsid="001908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sans-serif" fo:letter-spacing="normal" fo:font-style="normal"/>
    </style:style>
    <style:style style:name="T4" style:family="text">
      <style:text-properties fo:font-variant="normal" fo:text-transform="none" style:font-name="sans-serif" fo:letter-spacing="normal" fo:font-style="normal" style:font-weight-asian="normal" style:font-weight-complex="normal"/>
    </style:style>
    <style:style style:name="T5" style:family="text">
      <style:text-properties fo:font-variant="normal" fo:text-transform="none" style:font-name="sans-serif" fo:letter-spacing="normal" fo:font-style="normal" loext:padding="0in" loext:border="none"/>
    </style:style>
    <style:style style:name="T6" style:family="text">
      <style:text-properties fo:font-variant="normal" fo:text-transform="none" style:font-name="sans-serif" fo:letter-spacing="normal" fo:font-style="normal" officeooo:rsid="001b124b"/>
    </style:style>
    <style:style style:name="T7" style:family="text">
      <style:text-properties fo:font-variant="normal" fo:text-transform="none" style:font-name="sans-serif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letter-spacing="normal" fo:font-style="normal" loext:padding="0in" loext:border="none"/>
    </style:style>
    <style:style style:name="T9" style:family="text">
      <style:text-properties officeooo:rsid="001a96eb"/>
    </style:style>
    <style:style style:name="T10" style:family="text">
      <style:text-properties officeooo:rsid="00256b31"/>
    </style:style>
    <style:style style:name="T11" style:family="text">
      <style:text-properties fo:font-size="11.4499998092651pt"/>
    </style:style>
    <style:style style:name="T12" style:family="text">
      <style:text-properties fo:font-size="11.4499998092651pt" officeooo:rsid="00256b31"/>
    </style:style>
    <style:style style:name="T13" style:family="text">
      <style:text-properties fo:font-size="11.4499998092651pt" officeooo:rsid="00265351"/>
    </style:style>
    <style:style style:name="T14" style:family="text">
      <style:text-properties officeooo:rsid="001b124b" style:font-size-asian="12pt" style:font-size-complex="12pt"/>
    </style:style>
    <style:style style:name="T15" style:family="text">
      <style:text-properties officeooo:rsid="002607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PLANNING DEPLOYMENT</text:span></text:p>
      <text:p text:style-name="Standard"/>
      <text:p text:style-name="P5">// Verify your nodes are using a CNI plugin. Read through the startup process of CNI. Each message begins with a time stamp, type of message and what is reporting the message</text:p>
      <text:p text:style-name="Standard"/>
      <text:p text:style-name="Standard">jerome@master:~$ <text:span text:style-name="T2">less /var/log/calico/cni/cni.log</text:span></text:p>
      <text:p text:style-name="P2">2021-01-14 10:23:35.411 [INFO][24420] k8s.go 558: Cleaning up netns ContainerID="890eada71fa09310f06d0be9fc5b9b1ace354eff0654283a408f2ce88a76fc0a"</text:p>
      <text:p text:style-name="P2">2021-01-14 10:23:35.411 [INFO][24420] k8s.go 565: Releasing IP address(es) ContainerID="890eada71fa09310f06d0be9fc5b9b1ace354eff0654283a408f2ce88a76fc0a"</text:p>
      <text:p text:style-name="P2">2021-01-14 10:23:35.411 [INFO][24420] utils.go 196: Calico CNI releasing IP address ContainerID="890eada71fa09310f06d0be9fc5b9b1ace354eff0654283a408f2ce88a76fc0a"</text:p>
      <text:p text:style-name="P2">2021-01-14 10:23:35.546 [INFO][24420] k8s.go 571: Teardown processing complete. ContainerID="890eada71fa09310f06d0be9fc5b9b1ace354eff0654283a408f2ce88a76fc0a"</text:p>
      <text:p text:style-name="P2">88a76fc0a" HandleID="k8s-pod-network.890eada71fa09310f06d0be9fc5b9b1ace354eff0654283a408f2ce88a76fc0a" Workload="master-k8s-calico—kube--controllers--744cfdf676--tnzq6-eth0"</text:p>
      <text:p text:style-name="P2">…………. <text:span text:style-name="T1">etc …………………. </text:span></text:p>
      <text:p text:style-name="P2"/>
      <text:p text:style-name="P1"><text:span text:style-name="T7">// </text:span><text:span text:style-name="T5">There are many CNI providers possible. The following list represents some of the more common choices, but it is not </text:span><text:span text:style-name="T8">exhaustive</text:span></text:p>
      <text:p text:style-name="P9"/>
      <text:p text:style-name="P4"><text:span text:style-name="T9">P</text:span>roject Calico</text:p>
      <text:p text:style-name="P6">https://docs.projectcalico.org/v3.0/introduction/</text:p>
      <text:p text:style-name="P7">•</text:p>
      <text:p text:style-name="P6">Calico with Canal</text:p>
      <text:p text:style-name="P6">https://docs.projectcalico.org/v3.0/getting-started/kubernetes/installation/hosted/canal</text:p>
      <text:p text:style-name="P7">•</text:p>
      <text:p text:style-name="P6">Weave Works</text:p>
      <text:p text:style-name="P6">https://www.weave.works/docs/net/latest/kubernetes/kube-addon</text:p>
      <text:p text:style-name="P7">•</text:p>
      <text:p text:style-name="P6">Flannel</text:p>
      <text:p text:style-name="P6">https://github.com/coreos/flannel</text:p>
      <text:p text:style-name="P7">•</text:p>
      <text:p text:style-name="P6">Romana</text:p>
      <text:p text:style-name="P6">http://romana.io/how/romana</text:p>
      <text:p text:style-name="P6">basics/</text:p>
      <text:p text:style-name="P6">V</text:p>
      <text:p text:style-name="P6">2021-01-26</text:p>
      <text:p text:style-name="P6">© Copyright the Linux Foundation 2021. All rights reserved.</text:p>
      <text:p text:style-name="P8"/>
      <text:p text:style-name="P3"><text:span text:style-name="T4">// </text:span><text:span text:style-name="T3">Which of the plugins allow vxlans ?</text:span></text:p>
      <text:p text:style-name="P18">Canal, Project Calico, Flannel, Kopeio-networking, Weave Ne<text:span text:style-name="T15">t</text:span></text:p>
      <text:p text:style-name="P11"/>
      <text:p text:style-name="P11">// Which are layer 2 plugins?</text:p>
      <text:p text:style-name="P20">Canal, Flannel, Kopeio-networking, Weave Ne<text:span text:style-name="T15">t</text:span></text:p>
      <text:p text:style-name="P11"/>
      <text:p text:style-name="P11"/>
      <text:p text:style-name="P3"><text:soft-page-break/><text:span text:style-name="T3">// Which are layer </text:span><text:span text:style-name="T6">3</text:span><text:span text:style-name="T3">?</text:span></text:p>
      <text:p text:style-name="P19">Project Calico, Romana, Kube Router</text:p>
      <text:p text:style-name="P11"/>
      <text:p text:style-name="P11">// Which allow network policies ?</text:p>
      <text:p text:style-name="P18">Project Calico, Canal, Kube Router, Romana, Weave Net</text:p>
      <text:p text:style-name="P11"/>
      <text:p text:style-name="P11">// Which can encrypt all TCP and UDP traffic ?</text:p>
      <text:p text:style-name="P21">Project Calico, Kopeio, Weave Ne<text:span text:style-name="T15">t</text:span></text:p>
      <text:p text:style-name="P10"/>
      <text:p text:style-name="P10"/>
      <text:p text:style-name="P10">// <text:span text:style-name="T10">====================== QUESTION TEST =======================</text:span></text:p>
      <text:p text:style-name="P10"/>
      <text:p text:style-name="P14"><text:span text:style-name="T14">// </text:span><text:span text:style-name="T11">1. Which deployment method would allow the most flexibility, multiple applications per pod or one per pod ?</text:span></text:p>
      <text:p text:style-name="P15"><text:span text:style-name="T11">One per pod</text:span></text:p>
      <text:p text:style-name="P15"><text:span text:style-name="T11"/></text:p>
      <text:p text:style-name="P16"><text:span text:style-name="T12">// 2. </text:span><text:span text:style-name="T11">Which deployment method allows for the most granular scalability</text:span><text:span text:style-name="T12"> ?</text:span></text:p>
      <text:p text:style-name="P22">One app per pod</text:p>
      <text:p text:style-name="P16"><text:span text:style-name="T12"/></text:p>
      <text:p text:style-name="P16"><text:span text:style-name="T12">// 3. Which have the best </text:span><text:span text:style-name="T13">inner-container </text:span><text:span text:style-name="T12">performance ?</text:span></text:p>
      <text:p text:style-name="P17"><text:span text:style-name="T11">Multiple app per pod</text:span></text:p>
      <text:p text:style-name="P15"><text:span text:style-name="T11"/></text:p>
      <text:p text:style-name="P16"><text:span text:style-name="T12">// </text:span><text:span text:style-name="T11">4. How many IP addresses are assigned per pod ?</text:span></text:p>
      <text:p text:style-name="P15"><text:span text:style-name="T11">1</text:span></text:p>
      <text:p text:style-name="P15"><text:span text:style-name="T12"/></text:p>
      <text:p text:style-name="P16"><text:span text:style-name="T12">// </text:span><text:span text:style-name="T11">5. What are some ways containers can communicate within the same pod ?</text:span></text:p>
      <text:p text:style-name="P23">IPC, loopback or shared filesystem access.</text:p>
      <text:p text:style-name="P15"><text:span text:style-name="T11"/></text:p>
      <text:p text:style-name="P16"><text:span text:style-name="T12">// </text:span><text:span text:style-name="T11">6. What are some reasons you should have multiple containers per pod ?</text:span></text:p>
      <text:p text:style-name="P15"><text:span text:style-name="T11">Ambassador</text:span><text:span text:style-name="T13">s</text:span><text:span text:style-name="T11">: contact with outside the cluster </text:span></text:p>
      <text:p text:style-name="P15"><text:span text:style-name="T13">I</text:span><text:span text:style-name="T11">nterpreter: kind of interface allowing communication with other languages/processes</text:span></text:p>
      <text:p text:style-name="P15"><text:span text:style-name="T13">sidecar</text:span><text:span text:style-name="T11">: allow extra and independent fonctionality like logging, au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4:04:52.698121053</meta:creation-date>
    <meta:generator>LibreOffice/7.0.4.2$Linux_X86_64 LibreOffice_project/00$Build-2</meta:generator>
    <dc:date>2021-02-04T16:20:47.996512226</dc:date>
    <meta:editing-duration>PT2H10M27S</meta:editing-duration>
    <meta:editing-cycles>11</meta:editing-cycles>
    <meta:document-statistic meta:table-count="0" meta:image-count="0" meta:object-count="0" meta:page-count="2" meta:paragraph-count="53" meta:word-count="328" meta:character-count="2756" meta:non-whitespace-character-count="2479"/>
  </office:meta>
</office:document-meta>
</file>